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4557119190401</text:p>
          </table:table-cell>
          <table:table-cell office:value-type="string" calcext:value-type="string">
            <text:p>2024-02-29 22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557119190401</text:p>
          </table:table-cell>
          <table:table-cell office:value-type="string" calcext:value-type="string">
            <text:p>2023-03-27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557119190401</text:p>
          </table:table-cell>
          <table:table-cell office:value-type="string" calcext:value-type="string">
            <text:p>2022-12-05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308" calcext:value-type="float">
            <text:p>47.50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557119190401</text:p>
          </table:table-cell>
          <table:table-cell office:value-type="string" calcext:value-type="string">
            <text:p>2022-03-30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7712" calcext:value-type="float">
            <text:p>44.17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557119190401</text:p>
          </table:table-cell>
          <table:table-cell office:value-type="string" calcext:value-type="string">
            <text:p>2021-11-29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557119190401</text:p>
          </table:table-cell>
          <table:table-cell office:value-type="string" calcext:value-type="string">
            <text:p>2021-03-02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5571191904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3744" calcext:value-type="float">
            <text:p>44.43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5571191904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3688" calcext:value-type="float">
            <text:p>39.4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5571191904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5571191904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5571191904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316" calcext:value-type="float">
            <text:p>44.33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5571191904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4912" calcext:value-type="float">
            <text:p>40.8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5571191904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0536" calcext:value-type="float">
            <text:p>43.1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5571191904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4528" calcext:value-type="float">
            <text:p>46.13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5571191904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064" calcext:value-type="float">
            <text:p>43.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5571191904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5571191904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4168" calcext:value-type="float">
            <text:p>43.2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5571191904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9528" calcext:value-type="float">
            <text:p>40.4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5571191904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5571191904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5571191904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5571191904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5571191904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5571191904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8704" calcext:value-type="float">
            <text:p>38.3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5571191904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557119190401</text:p>
          </table:table-cell>
          <table:table-cell office:value-type="string" calcext:value-type="string">
            <text:p>196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6" meta:object-count="0"/>
    <meta:user-defined meta:name="AppVersion">3.0</meta:user-defined>
  </office:meta>
</office:document-meta>
</file>